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1.067cm"/>
    </style:style>
    <style:style style:name="Table1.B" style:family="table-column">
      <style:table-column-properties style:column-width="14.12cm"/>
    </style:style>
    <style:style style:name="Table1.C" style:family="table-column">
      <style:table-column-properties style:column-width="1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b059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0cb059"/>
    </style:style>
    <style:style style:name="P3" style:family="paragraph" style:parent-style-name="Table_20_Contents">
      <style:text-properties fo:language="ru" fo:country="RU" officeooo:rsid="0010fe18" officeooo:paragraph-rsid="000cb059"/>
    </style:style>
    <style:style style:name="P4" style:family="paragraph" style:parent-style-name="Table_20_Contents">
      <style:text-properties fo:language="ru" fo:country="RU" officeooo:rsid="000d88f6" officeooo:paragraph-rsid="000d88f6"/>
    </style:style>
    <style:style style:name="P5" style:family="paragraph" style:parent-style-name="Table_20_Contents">
      <style:text-properties fo:language="ru" fo:country="RU" officeooo:rsid="000f49fa" officeooo:paragraph-rsid="000f49fa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 officeooo:rsid="000f49fa" officeooo:paragraph-rsid="000f49fa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12517f" officeooo:paragraph-rsid="0012517f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1329eb" officeooo:paragraph-rsid="001329eb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05ecb" officeooo:paragraph-rsid="00105ecb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329eb" officeooo:paragraph-rsid="001329eb"/>
    </style:style>
    <style:style style:name="P11" style:family="paragraph" style:parent-style-name="Table_20_Contents">
      <style:text-properties officeooo:paragraph-rsid="000cb059"/>
    </style:style>
    <style:style style:name="P12" style:family="paragraph" style:parent-style-name="Table_20_Contents">
      <style:paragraph-properties fo:text-align="center" style:justify-single-word="false"/>
      <style:text-properties officeooo:paragraph-rsid="000cb059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officeooo:rsid="001329eb" officeooo:paragraph-rsid="001329eb"/>
    </style:style>
    <style:style style:name="P14" style:family="paragraph" style:parent-style-name="Table_20_Contents">
      <style:text-properties fo:language="ru" fo:country="RU" officeooo:rsid="000f49fa" officeooo:paragraph-rsid="000f49fa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officeooo:rsid="000f49fa" officeooo:paragraph-rsid="000f49fa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1329eb" officeooo:paragraph-rsid="001329eb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18ca69" officeooo:paragraph-rsid="0018ca69"/>
    </style:style>
    <style:style style:name="P18" style:family="paragraph" style:parent-style-name="Table_20_Contents">
      <style:text-properties officeooo:paragraph-rsid="000cb059"/>
    </style:style>
    <style:style style:name="P19" style:family="paragraph" style:parent-style-name="Table_20_Contents">
      <style:text-properties officeooo:paragraph-rsid="00195e90"/>
    </style:style>
    <style:style style:name="P20" style:family="paragraph" style:parent-style-name="Table_20_Contents">
      <style:paragraph-properties fo:text-align="center" style:justify-single-word="false"/>
      <style:text-properties officeooo:paragraph-rsid="00195e90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ru" fo:country="RU" officeooo:rsid="00147f01" officeooo:paragraph-rsid="00147f01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en" fo:country="US" officeooo:rsid="0018ca69" officeooo:paragraph-rsid="0018ca6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fe18"/>
    </style:style>
    <style:style style:name="T3" style:family="text">
      <style:text-properties fo:language="ru" fo:country="RU" officeooo:rsid="001329eb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1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2">Приложени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/>№</text:p>
            <text:p text:style-name="P3">п/п</text:p>
          </table:table-cell>
          <table:table-cell table:style-name="Table1.A1" office:value-type="string">
            <text:p text:style-name="P2">Наименование оборудования,инструмента.</text:p>
          </table:table-cell>
          <table:table-cell table:style-name="Table1.C1" office:value-type="string">
            <text:p text:style-name="P3">Кол-во/ед.изм.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11">MSP-FET, Высокоскоростной программатор/отладчик для всех микроконтроллеров MSP430</text:p>
          </table:table-cell>
          <table:table-cell table:style-name="Table1.C2" office:value-type="string">
            <text:p text:style-name="P17">1<text:span text:style-name="T1">шт</text:span>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19">Преобразователи давления: Aplisens pc28b: на диапазон от </text:p>
            <text:p text:style-name="P20">0 до 1.6 МПа <text:s/></text:p>
            <text:p text:style-name="P12">1 МПа </text:p>
            <text:p text:style-name="P12">400 кпа <text:s/></text:p>
          </table:table-cell>
          <table:table-cell table:style-name="Table1.C2" office:value-type="string">
            <text:p text:style-name="P6"/>
            <text:p text:style-name="P6">5шт</text:p>
            <text:p text:style-name="P6">5шт</text:p>
            <text:p text:style-name="P6">7шт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19">Преобразователи давления: Aplisens pc28 <text:span text:style-name="T3">4-20мА</text:span>: на диапазон от </text:p>
            <text:p text:style-name="P20">0 до 1.6 МПа <text:s/></text:p>
            <text:p text:style-name="P12">1 МПа </text:p>
            <text:p text:style-name="P12">400 кпа <text:s/></text:p>
          </table:table-cell>
          <table:table-cell table:style-name="Table1.C2" office:value-type="string">
            <text:p text:style-name="P8"/>
            <text:p text:style-name="P8">5шт</text:p>
            <text:p text:style-name="P10">5<text:span text:style-name="T1">шт</text:span></text:p>
            <text:p text:style-name="P8">7шт</text:p>
          </table:table-cell>
        </table:table-row>
        <table:table-row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11">Барьеры искрозащиты:</text:p>
            <text:p text:style-name="P11">Корунд М11 </text:p>
            <text:p text:style-name="P11">Корунд М4</text:p>
            <text:p text:style-name="P11">Корунд М31</text:p>
            <text:p text:style-name="P11">Корунд М2</text:p>
          </table:table-cell>
          <table:table-cell table:style-name="Table1.C2" office:value-type="string">
            <text:p text:style-name="P11"/>
            <text:p text:style-name="P6">5шт</text:p>
            <text:p text:style-name="P6">5шт</text:p>
            <text:p text:style-name="P6">7шт</text:p>
            <text:p text:style-name="P6">7шт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11">Концевые выключатели ВК 300</text:p>
          </table:table-cell>
          <table:table-cell table:style-name="Table1.C2" office:value-type="string">
            <text:p text:style-name="P6">20шт</text:p>
          </table:table-cell>
        </table:table-row>
        <table:table-row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4">Контроллер ИНДЕЛ-1708</text:p>
          </table:table-cell>
          <table:table-cell table:style-name="Table1.C2" office:value-type="string">
            <text:p text:style-name="P6">2шт</text:p>
          </table:table-cell>
        </table:table-row>
        <table:table-row>
          <table:table-cell table:style-name="Table1.A2" office:value-type="string">
            <text:p text:style-name="P22">7</text:p>
          </table:table-cell>
          <table:table-cell table:style-name="Table1.A2" office:value-type="string">
            <text:p text:style-name="P5">ПЛК <text:span text:style-name="T4">SIMBI-10</text:span></text:p>
          </table:table-cell>
          <table:table-cell table:style-name="Table1.C2" office:value-type="string">
            <text:p text:style-name="P6">2шт</text:p>
          </table:table-cell>
        </table:table-row>
        <table:table-row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5">Контроллер заряда-разряда аккумулятора от солнечной батареи PWM WS2410 10А</text:p>
          </table:table-cell>
          <table:table-cell table:style-name="Table1.C2" office:value-type="string">
            <text:p text:style-name="P6">20шт</text:p>
          </table:table-cell>
        </table:table-row>
        <table:table-row>
          <table:table-cell table:style-name="Table1.A2" office:value-type="string">
            <text:p text:style-name="P22">9</text:p>
          </table:table-cell>
          <table:table-cell table:style-name="Table1.A2" office:value-type="string">
            <text:p text:style-name="P5">Монокристаллическая солнечная панель SOLARFAM SZ-100-36 100W </text:p>
          </table:table-cell>
          <table:table-cell table:style-name="Table1.C2" office:value-type="string">
            <text:p text:style-name="P9"><text:span text:style-name="T6">2</text:span><text:span text:style-name="T1">шт</text:span></text:p>
          </table:table-cell>
        </table:table-row>
        <table:table-row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5">Выключатели путевые прямого действия <text:s/>УXЛ4, О4, Т2, У2</text:p>
          </table:table-cell>
          <table:table-cell table:style-name="Table1.C2" office:value-type="string">
            <text:p text:style-name="P7">5шт</text:p>
          </table:table-cell>
        </table:table-row>
        <table:table-row>
          <table:table-cell table:style-name="Table1.A2" office:value-type="string">
            <text:p text:style-name="P22">11</text:p>
          </table:table-cell>
          <table:table-cell table:style-name="Table1.A2" office:value-type="string">
            <text:p text:style-name="P5">Аккумуляторная батарея 12V/40Ah CSB GP 12400</text:p>
          </table:table-cell>
          <table:table-cell table:style-name="Table1.C2" office:value-type="string">
            <text:p text:style-name="P10">2<text:span text:style-name="T1">шт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20:43.229000000</meta:creation-date>
    <dc:date>2020-01-27T09:59:00.781000000</dc:date>
    <meta:editing-duration>PT21M13S</meta:editing-duration>
    <meta:editing-cycles>4</meta:editing-cycles>
    <meta:generator>LibreOffice/6.2.3.2$Windows_X86_64 LibreOffice_project/aecc05fe267cc68dde00352a451aa867b3b546ac</meta:generator>
    <meta:document-statistic meta:table-count="1" meta:image-count="0" meta:object-count="0" meta:page-count="1" meta:paragraph-count="55" meta:word-count="120" meta:character-count="750" meta:non-whitespace-character-count="666"/>
  </office:meta>
</office:document-meta>
</file>